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6/10/2021</text:span></text:p>
      <text:p text:style-name="P9"/>
      <text:p text:style-name="P10">RECIBI CONFORME</text:p>
      <text:p text:style-name="P9"/>
      <text:p text:style-name="P11">CLIENTE: HILARIO MONTES, ANDREA ANGELICA</text:p>
      <text:p text:style-name="P12">CANT. TOTAL DE CAJAS: 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FR. ROJO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RACION 12</text:span></text:p>
      <text:p text:style-name="P5"><text:span text:style-name="T1">Destino: </text:span><text:span text:style-name="T3">HYO</text:span></text:p>
      <text:p text:style-name="P5"/>
      <text:p text:style-name="P5">Recojo: <text:span text:style-name="T3">HILARIO MONTES, ANDREA ANGELIC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5T22:13:22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